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1916101031901</text:p>
          </table:table-cell>
          <table:table-cell office:value-type="string" calcext:value-type="string">
            <text:p>2025-01-19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2736" calcext:value-type="float">
            <text:p>87.4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16101031901</text:p>
          </table:table-cell>
          <table:table-cell office:value-type="string" calcext:value-type="string">
            <text:p>2024-01-04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7144" calcext:value-type="float">
            <text:p>86.8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16101031901</text:p>
          </table:table-cell>
          <table:table-cell office:value-type="string" calcext:value-type="string">
            <text:p>2023-01-06 15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8232" calcext:value-type="float">
            <text:p>86.4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16101031901</text:p>
          </table:table-cell>
          <table:table-cell office:value-type="string" calcext:value-type="string">
            <text:p>2022-01-05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5312" calcext:value-type="float">
            <text:p>85.9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16101031901</text:p>
          </table:table-cell>
          <table:table-cell office:value-type="string" calcext:value-type="string">
            <text:p>2021-01-06 14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5984" calcext:value-type="float">
            <text:p>85.2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16101031901</text:p>
          </table:table-cell>
          <table:table-cell office:value-type="string" calcext:value-type="string">
            <text:p>2020-01-04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244" calcext:value-type="float">
            <text:p>84.2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16101031901</text:p>
          </table:table-cell>
          <table:table-cell office:value-type="string" calcext:value-type="string">
            <text:p>2019-01-24 14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5008" calcext:value-type="float">
            <text:p>84.2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16101031901</text:p>
          </table:table-cell>
          <table:table-cell office:value-type="string" calcext:value-type="string">
            <text:p>2018-01-04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8704" calcext:value-type="float">
            <text:p>84.1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16101031901</text:p>
          </table:table-cell>
          <table:table-cell office:value-type="string" calcext:value-type="string">
            <text:p>2018-01-04 2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16101031901</text:p>
          </table:table-cell>
          <table:table-cell office:value-type="string" calcext:value-type="string">
            <text:p>2017-01-05 20:56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9896" calcext:value-type="float">
            <text:p>83.74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16101031901</text:p>
          </table:table-cell>
          <table:table-cell office:value-type="string" calcext:value-type="string">
            <text:p>2016-01-04 21:0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3552" calcext:value-type="float">
            <text:p>83.2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16101031901</text:p>
          </table:table-cell>
          <table:table-cell office:value-type="string" calcext:value-type="string">
            <text:p>2015-01-05 16:10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8584" calcext:value-type="float">
            <text:p>83.15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16101031901</text:p>
          </table:table-cell>
          <table:table-cell office:value-type="string" calcext:value-type="string">
            <text:p>2014-01-05 15:10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9088" calcext:value-type="float">
            <text:p>82.61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16101031901</text:p>
          </table:table-cell>
          <table:table-cell office:value-type="string" calcext:value-type="string">
            <text:p>2013-01-05 15:23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4144" calcext:value-type="float">
            <text:p>81.9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16101031901</text:p>
          </table:table-cell>
          <table:table-cell office:value-type="string" calcext:value-type="string">
            <text:p>2012-01-06 15:26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5128" calcext:value-type="float">
            <text:p>81.4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16101031901</text:p>
          </table:table-cell>
          <table:table-cell office:value-type="string" calcext:value-type="string">
            <text:p>2011-01-06 19:45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104" calcext:value-type="float">
            <text:p>80.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16101031901</text:p>
          </table:table-cell>
          <table:table-cell office:value-type="string" calcext:value-type="string">
            <text:p>2010-01-05 19:40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1544" calcext:value-type="float">
            <text:p>80.1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16101031901</text:p>
          </table:table-cell>
          <table:table-cell office:value-type="string" calcext:value-type="string">
            <text:p>2010-01-05 17:55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3736" calcext:value-type="float">
            <text:p>80.1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16101031901</text:p>
          </table:table-cell>
          <table:table-cell office:value-type="string" calcext:value-type="string">
            <text:p>2009-01-07 21:48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1296" calcext:value-type="float">
            <text:p>79.7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16101031901</text:p>
          </table:table-cell>
          <table:table-cell office:value-type="string" calcext:value-type="string">
            <text:p>2008-01-07 22:00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7208" calcext:value-type="float">
            <text:p>79.0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16101031901</text:p>
          </table:table-cell>
          <table:table-cell office:value-type="string" calcext:value-type="string">
            <text:p>2007-01-24 16:56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2328" calcext:value-type="float">
            <text:p>78.0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16101031901</text:p>
          </table:table-cell>
          <table:table-cell office:value-type="string" calcext:value-type="string">
            <text:p>2006-01-08 17:51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1472" calcext:value-type="float">
            <text:p>78.0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16101031901</text:p>
          </table:table-cell>
          <table:table-cell office:value-type="string" calcext:value-type="string">
            <text:p>2005-01-11 22:13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9408" calcext:value-type="float">
            <text:p>77.5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16101031901</text:p>
          </table:table-cell>
          <table:table-cell office:value-type="string" calcext:value-type="string">
            <text:p>2004-01-05 16:25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2312" calcext:value-type="float">
            <text:p>77.1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16101031901</text:p>
          </table:table-cell>
          <table:table-cell office:value-type="string" calcext:value-type="string">
            <text:p>2003-01-10 14:05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244" calcext:value-type="float">
            <text:p>76.6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